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14.196cm" svg:y="2.524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1.27cm" svg:x="14.196cm" svg:y="4.048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27cm" svg:height="1.27cm" svg:x="14.196cm" svg:y="5.572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7cm" svg:x="14.196cm" svg:y="7.096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2" draw:id="id2" draw:layer="layout" draw:type="line" svg:x1="12.938cm" svg:y1="5.494cm" svg:x2="14.196cm" svg:y2="3.159cm" draw:end-shape="id1" draw:end-glue-point="3" svg:d="M12938 5494l1258-2335" svg:viewBox="0 0 1259 2336">
          <text:p/>
        </draw:connector>
        <draw:connector draw:style-name="gr2" draw:text-style-name="P3" draw:layer="layout" draw:type="line" svg:x1="12.938cm" svg:y1="5.494cm" svg:x2="14.196cm" svg:y2="4.683cm" draw:start-shape="id2" draw:start-glue-point="2" draw:end-shape="id3" draw:end-glue-point="3" svg:d="M12938 5494l1258-811" svg:viewBox="0 0 1259 812">
          <text:p/>
        </draw:connector>
        <draw:connector draw:style-name="gr2" draw:text-style-name="P3" draw:layer="layout" draw:type="line" svg:x1="12.938cm" svg:y1="5.494cm" svg:x2="14.196cm" svg:y2="6.207cm" draw:start-shape="id2" draw:start-glue-point="2" draw:end-shape="id4" draw:end-glue-point="3" svg:d="M12938 5494l1258 713" svg:viewBox="0 0 1259 714">
          <text:p/>
        </draw:connector>
        <draw:connector draw:style-name="gr2" draw:text-style-name="P3" draw:layer="layout" draw:type="line" svg:x1="12.938cm" svg:y1="5.494cm" svg:x2="14.196cm" svg:y2="7.731cm" draw:start-shape="id2" draw:start-glue-point="2" draw:end-shape="id5" draw:end-glue-point="3" svg:d="M12938 5494l1258 2237" svg:viewBox="0 0 1259 2238">
          <text:p/>
        </draw:connector>
        <draw:connector draw:style-name="gr2" draw:text-style-name="P3" xml:id="id6" draw:id="id6" draw:layer="layout" draw:type="line" svg:x1="15.466cm" svg:y1="7.731cm" svg:x2="16.741cm" svg:y2="5.427cm" draw:start-shape="id5" draw:start-glue-point="1" svg:d="M15466 7731l1275-2304" svg:viewBox="0 0 1276 2305">
          <text:p/>
        </draw:connector>
        <draw:connector draw:style-name="gr2" draw:text-style-name="P3" draw:layer="layout" draw:type="line" svg:x1="15.466cm" svg:y1="6.207cm" svg:x2="16.741cm" svg:y2="5.427cm" draw:start-shape="id4" draw:start-glue-point="1" draw:end-shape="id6" draw:end-glue-point="3" svg:d="M15466 6207l1275-780" svg:viewBox="0 0 1276 781">
          <text:p/>
        </draw:connector>
        <draw:connector draw:style-name="gr2" draw:text-style-name="P3" draw:layer="layout" draw:type="line" svg:x1="15.466cm" svg:y1="4.683cm" svg:x2="16.741cm" svg:y2="5.427cm" draw:start-shape="id3" draw:start-glue-point="1" draw:end-shape="id6" draw:end-glue-point="3" svg:d="M15466 4683l1275 744" svg:viewBox="0 0 1276 745">
          <text:p/>
        </draw:connector>
        <draw:connector draw:style-name="gr2" draw:text-style-name="P3" draw:layer="layout" draw:type="line" svg:x1="15.466cm" svg:y1="3.159cm" svg:x2="16.741cm" svg:y2="5.427cm" draw:start-shape="id1" draw:start-glue-point="1" draw:end-shape="id6" draw:end-glue-point="3" svg:d="M15466 3159l1275 2268" svg:viewBox="0 0 1276 2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10.222391000</meta:creation-date>
    <dc:date>2016-04-28T14:55:51.219789000</dc:date>
    <meta:editing-duration>PT42S</meta:editing-duration>
    <meta:editing-cycles>2</meta:editing-cycles>
    <meta:generator>LibreOffice/5.1.1.3$MacOSX_X86_64 LibreOffice_project/89f508ef3ecebd2cfb8e1def0f0ba9a803b88a6d</meta:generator>
    <meta:document-statistic meta:object-count="12"/>
  </office:meta>
</office:document-meta>
</file>